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2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6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9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3. Llamadas al sistema para el Control de Procesos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/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l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#include &lt;sys/types.h&gt;<text:tab/>//Primitive system data types for abstraction of implementation-dependent data types.</text:span></text:p>
            <text:p text:style-name="P25"><text:span text:style-name="T21"><text:tab/><text:tab/><text:tab/><text:tab/><text:tab/><text:tab/>//POSIX Standard: 2.6 Primitive System Data Types &lt;sys/types.h&gt;</text:span></text:p>
            <text:p text:style-name="P25"><text:span text:style-name="T21">#include &lt;unistd.h&gt;<text:tab/><text:tab/>//POSIX Standard: 2.10 Symbolic Constants<text:s text:c="9"/>&lt;unistd.h&gt;</text:span></text:p>
            <text:p text:style-name="P25"><text:span text:style-name="T21">#include &lt;stdio.h&gt;</text:span></text:p>
            <text:p text:style-name="P25"><text:span text:style-name="T21">#include &lt;errno.h&gt;</text:span></text:p>
            <text:p text:style-name="P25"><text:span text:style-name="T21">#include &lt;stdlib.h&gt;</text:span></text:p>
            <text:p text:style-name="P25"><text:span text:style-name="T22"/></text:p>
            <text:p text:style-name="P25"><text:span text:style-name="T22"/></text:p>
            <text:p text:style-name="P25"><text:span text:style-name="T23">int main(int argc, char* argv[]){</text:span></text:p>
            <text:p text:style-name="P25"><text:span text:style-name="T23"><text:s text:c="2"/>if(argc != 2){</text:span></text:p>
            <text:p text:style-name="P25"><text:span text:style-name="T23"><text:s text:c="4"/>printf("\nEscribe ./ej1 [num entero])\n");</text:span></text:p>
            <text:p text:style-name="P25"><text:span text:style-name="T23"><text:s text:c="4"/>exit(-1);</text:span></text:p>
            <text:p text:style-name="P25"><text:span text:style-name="T23"><text:s text:c="2"/>}</text:span></text:p>
            <text:p text:style-name="P25"><text:span text:style-name="T24"/></text:p>
            <text:p text:style-name="P25"><text:span text:style-name="T25"><text:s text:c="2"/>int num = *argv[1];</text:span></text:p>
            <text:p text:style-name="P25"><text:span text:style-name="T25"><text:s text:c="2"/>pid_t pid;</text:span></text:p>
            <text:p text:style-name="P25"><text:span text:style-name="T26"/></text:p>
            <text:p text:style-name="P25"><text:span text:style-name="T27"><text:s text:c="2"/>if(setvbuf(stdout,NULL,_IONBF,0)) {</text:span></text:p>
            <text:p text:style-name="P25"><text:span text:style-name="T27"><text:s text:c="2"/><text:tab/>perror("\nError en setvbuf");</text:span></text:p>
            <text:p text:style-name="P25"><text:span text:style-name="T27"><text:s text:c="2"/>}</text:span></text:p>
            <text:p text:style-name="P25"><text:span text:style-name="T28"/></text:p>
            <text:p text:style-name="P25"><text:span text:style-name="T29"><text:s text:c="2"/>if((pid = fork()) &lt;0){</text:span></text:p>
            <text:p text:style-name="P25"><text:span text:style-name="T29"><text:s text:c="4"/>printf("\nError en el fork\n");</text:span></text:p>
            <text:p text:style-name="P25"><text:span text:style-name="T29"><text:s text:c="4"/>exit(-1);</text:span></text:p>
            <text:p text:style-name="P25"><text:span text:style-name="T29"><text:s text:c="2"/>}</text:span></text:p>
            <text:p text:style-name="P25"><text:span text:style-name="T30"/></text:p>
            <text:p text:style-name="P25"><text:span text:style-name="T31"><text:s text:c="2"/>if(pid == 0){</text:span></text:p>
            <text:p text:style-name="P25"><text:span text:style-name="T31"><text:s text:c="4"/>printf("\nComprobacion del proceso hijo\n");</text:span></text:p>
            <text:p text:style-name="P25"><text:span text:style-name="T31"><text:s text:c="4"/>if(num % 2 == 0){</text:span></text:p>
            <text:p text:style-name="P25"><text:span text:style-name="T31"><text:s text:c="6"/>printf("\nNumero par\n");</text:span></text:p>
            <text:p text:style-name="P25"><text:span text:style-name="T31"><text:s text:c="4"/>}else{</text:span></text:p>
            <text:p text:style-name="P25"><text:span text:style-name="T31"><text:s text:c="6"/>printf("\nNumero impar\n");</text:span></text:p>
            <text:p text:style-name="P25"><text:span text:style-name="T31"><text:s text:c="4"/>}</text:span></text:p>
            <text:p text:style-name="P25"><text:span text:style-name="T31"><text:s text:c="2"/>}else{</text:span></text:p>
            <text:p text:style-name="P25"><text:span text:style-name="T31"><text:s text:c="4"/>printf("\nComprobacion del proceso padre\n");</text:span></text:p>
            <text:p text:style-name="P25"><text:span text:style-name="T31"><text:s text:c="4"/>if(num % 4 == 0){</text:span></text:p>
            <text:p text:style-name="P25"><text:span text:style-name="T31"><text:s text:c="6"/>printf("\nNumero divisible por 4\n");</text:span></text:p>
            <text:p text:style-name="P25"><text:span text:style-name="T31"><text:s text:c="4"/>}else{</text:span></text:p>
            <text:p text:style-name="P25"><text:span text:style-name="T31"><text:s text:c="6"/>printf("\nNumero no divisible por 4\n");</text:span></text:p>
            <text:p text:style-name="P25"><text:span text:style-name="T31"><text:s text:c="4"/>}</text:span></text:p>
            <text:p text:style-name="P25"><text:span text:style-name="T31"><text:s text:c="2"/>}</text:span></text:p>
            <text:p text:style-name="P25"><text:span text:style-name="T31">}</text:span></text:p>
            <text:p text:style-name="P25"><text:span text:style-name="T32"/></text:p>
            <text:p text:style-name="P25"><text:span text:style-name="T32"/></text:p>
            <text:p text:style-name="P25"><text:span text:style-name="T32"/></text:p>
            <text:p text:style-name="P25"><text:span text:style-name="T32"/></text:p>
            <text:p text:style-name="P25"><text:span text:style-name="T32"/></text:p>
          </table:table-cell>
        </table:table-row>
      </table:table>
      <text:p text:style-name="P27"><text:span text:style-name="T32"/></text:p>
      <text:p text:style-name="P27"><text:span text:style-name="T33">Mi solución a la<text:s/></text:span><text:span text:style-name="T34">ejercicio 3</text:span><text:span text:style-name="T35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37">En el primer for es el hijo el que crea los procesos, mientras que en el segundo, es el padre el que crea varios procesos hijos.</text:span></text:p>
            <text:p text:style-name="P29"><text:span text:style-name="T38"/></text:p>
            <text:p text:style-name="P29"><text:span text:style-name="T38"/></text:p>
            <text:p text:style-name="P29"><text:span text:style-name="T38"/></text:p>
            <text:p text:style-name="P29"><text:span text:style-name="T38"/></text:p>
          </table:table-cell>
        </table:table-row>
      </table:table>
      <text:p text:style-name="P31"><text:span text:style-name="T38"/></text:p>
      <text:p text:style-name="P31"><text:span text:style-name="T39">Mi solución a la<text:s/></text:span><text:span text:style-name="T40">ejercicio 4</text:span><text:span text:style-name="T41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42"/></text:p>
            <text:p text:style-name="P33"><text:span text:style-name="T42"/></text:p>
            <text:p text:style-name="P33"><text:span text:style-name="T43">#include &lt;sys/types.h&gt;<text:tab/>//Primitive system data types for abstraction of implementation-dependent data types.</text:span></text:p>
            <text:p text:style-name="P33"><text:span text:style-name="T43"><text:tab/><text:tab/><text:tab/><text:tab/><text:tab/><text:tab/>//POSIX Standard: 2.6 Primitive System Data Types &lt;sys/types.h&gt;</text:span></text:p>
            <text:p text:style-name="P33"><text:span text:style-name="T43">#include &lt;unistd.h&gt;<text:tab/><text:tab/>//POSIX Standard: 2.10 Symbolic Constants<text:s text:c="9"/>&lt;unistd.h&gt;</text:span></text:p>
            <text:p text:style-name="P33"><text:span text:style-name="T43">#include &lt;stdio.h&gt;</text:span></text:p>
            <text:p text:style-name="P33"><text:span text:style-name="T43">#include &lt;errno.h&gt;</text:span></text:p>
            <text:p text:style-name="P33"><text:span text:style-name="T43">#include &lt;stdlib.h&gt;</text:span></text:p>
            <text:p text:style-name="P33"><text:span text:style-name="T43">#include &lt;sys/wait.h&gt;</text:span></text:p>
            <text:p text:style-name="P33"><text:span text:style-name="T44"/></text:p>
            <text:p text:style-name="P33"><text:span text:style-name="T44"/></text:p>
            <text:p text:style-name="P33"><text:span text:style-name="T44"/></text:p>
            <text:p text:style-name="P33"><text:span text:style-name="T45">int main(int argc, char* argv[]){</text:span></text:p>
            <text:p text:style-name="P33"><text:span text:style-name="T46"/></text:p>
            <text:p text:style-name="P33"><text:span text:style-name="T47"><text:s text:c="2"/>printf("\nComienzo del programa\n");</text:span></text:p>
            <text:p text:style-name="P33"><text:span text:style-name="T48"/></text:p>
            <text:p text:style-name="P33"><text:span text:style-name="T49"><text:s text:c="2"/>pid_t pid;</text:span></text:p>
            <text:p text:style-name="P33"><text:span text:style-name="T49"><text:s text:c="2"/>int num_pro = 5;</text:span></text:p>
            <text:p text:style-name="P33"><text:span text:style-name="T49"><text:s text:c="2"/>int estado;</text:span></text:p>
            <text:p text:style-name="P33"><text:span text:style-name="T50"/></text:p>
            <text:p text:style-name="P33"><text:span text:style-name="T51"><text:s text:c="2"/>if(setvbuf(stdout,NULL,_IONBF,0)) { // Desactivamos el buffer para que la salida salga por pantalla y no se comparta el buffer \</text:span></text:p>
            <text:p text:style-name="P33"><text:span text:style-name="T51"><text:s text:c="40"/>con los procesos hijos</text:span></text:p>
            <text:p text:style-name="P33"><text:span text:style-name="T51"><text:s text:c="2"/><text:tab/>perror("\nError en setvbuf");</text:span></text:p>
            <text:p text:style-name="P33"><text:span text:style-name="T51"><text:s text:c="2"/>}</text:span></text:p>
            <text:p text:style-name="P33"><text:span text:style-name="T52"/></text:p>
            <text:p text:style-name="P33"><text:span text:style-name="T53"><text:s text:c="2"/>printf("\nPid del proceso padre = %d\n\n", getpid());</text:span></text:p>
            <text:p text:style-name="P33"><text:span text:style-name="T54"/></text:p>
            <text:p text:style-name="P33"><text:span text:style-name="T55"><text:s text:c="2"/>for(int i = 0; i &lt;num_pro; i++){ // Se crean los 5 procesos hijos</text:span></text:p>
            <text:p text:style-name="P33"><text:span text:style-name="T55"><text:s text:c="4"/>if((pid = fork()) &lt;0){</text:span></text:p>
            <text:p text:style-name="P33"><text:span text:style-name="T55"><text:s text:c="6"/>printf("\nError en la creacion de fork\n");</text:span></text:p>
            <text:p text:style-name="P33"><text:span text:style-name="T55"><text:s text:c="6"/>exit(-1);</text:span></text:p>
            <text:p text:style-name="P33"><text:span text:style-name="T55"><text:s text:c="4"/>}</text:span></text:p>
            <text:p text:style-name="P33"><text:span text:style-name="T55"><text:s text:c="4"/>if(pid == 0){</text:span></text:p>
            <text:p text:style-name="P33"><text:span text:style-name="T55"><text:s text:c="6"/>printf("\nProceso hijo creado con pid: %d\n", getpid());</text:span></text:p>
            <text:p text:style-name="P33"><text:span text:style-name="T55"><text:s text:c="6"/>exit(0);</text:span></text:p>
            <text:p text:style-name="P33"><text:span text:style-name="T55"><text:s text:c="4"/>}</text:span></text:p>
            <text:p text:style-name="P33"><text:span text:style-name="T55"><text:s text:c="2"/>}</text:span></text:p>
            <text:p text:style-name="P33"><text:span text:style-name="T56"/></text:p>
            <text:p text:style-name="P33"><text:span text:style-name="T57"><text:s text:c="2"/>sleep(5); // Se esperan 5 segundos</text:span></text:p>
            <text:p text:style-name="P33"><text:span text:style-name="T57"><text:s text:c="2"/>printf("\n\n");</text:span></text:p>
            <text:p text:style-name="P33"><text:span text:style-name="T58"/></text:p>
            <text:p text:style-name="P33"><text:span text:style-name="T59"><text:s text:c="2"/>for(int i = 0; i &lt;num_pro; i++){ // Van finalizando los procesos hijos</text:span></text:p>
            <text:p text:style-name="P33"><text:span text:style-name="T59"><text:s text:c="6"/>pid = wait(&amp;estado);//espera a todos los hijos</text:span></text:p>
            <text:p text:style-name="P33"><text:span text:style-name="T59"><text:s text:c="6"/>printf("\nProceso hijo finalizado con pid: %d\n", pid);</text:span></text:p>
            <text:p text:style-name="P33"><text:span text:style-name="T59"><text:s text:c="6"/>printf("\nMe quedan %d\n", (num_pro - 1 - i));</text:span></text:p>
            <text:p text:style-name="P33"><text:span text:style-name="T59"><text:s text:c="4"/>}</text:span></text:p>
            <text:p text:style-name="P33"><text:span text:style-name="T59"><text:s text:c="2"/>}</text:span></text:p>
            <text:p text:style-name="P33"><text:span text:style-name="T60"/></text:p>
            <text:p text:style-name="P33"><text:span text:style-name="T60"/></text:p>
            <text:p text:style-name="P33"><text:span text:style-name="T60"/></text:p>
            <text:p text:style-name="P33"><text:span text:style-name="T60"/></text:p>
            <text:p text:style-name="P33"><text:span text:style-name="T60"/></text:p>
          </table:table-cell>
        </table:table-row>
      </table:table>
      <text:p text:style-name="P35"><text:span text:style-name="T60"/></text:p>
      <text:p text:style-name="P35"><text:span text:style-name="T61">Mi solución a la<text:s/></text:span><text:span text:style-name="T62">ejercicio 6</text:span><text:span text:style-name="T63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65">El programa crea a un proceso hijo para que ejecute la orden:</text:span></text:p>
            <text:p text:style-name="P37"><text:span text:style-name="T65">execl("/usr/bin/ldd","ldd","./tarea5")</text:span></text:p>
            <text:p text:style-name="P37"><text:span text:style-name="T65">Esto reemplaza el proceso actual por la ejecucion de ldd en la terminal, esta orden imprime las </text:span></text:p>
            <text:p text:style-name="P37"><text:span text:style-name="T65">bibliotecas necesarias para el programa especificado en la linea de comandos</text:span></text:p>
            <text:p text:style-name="P37"><text:span text:style-name="T66"/></text:p>
            <text:p text:style-name="P37"><text:span text:style-name="T66"/></text:p>
          </table:table-cell>
        </table:table-row>
      </table:table>
      <text:p text:style-name="P39"><text:span text:style-name="T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